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Util.getLuceneCocoon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Util.createIndex2( String baseURL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uceneUtil.setLuceneCocoonIndexer( LuceneCocoonIndexer luceneCocoonInd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Util.createIndex( String baseURL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